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28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38.17mm"/>
    </style:style>
    <style:style style:name="co10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2"/>
    <style:style style:name="ce10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" style:family="table-cell" style:parent-style-name="Default" style:data-style-name="N41"/>
    <style:style style:name="ce3" style:family="table-cell" style:parent-style-name="Default" style:data-style-name="N37"/>
    <style:style style:name="ce4" style:family="table-cell" style:parent-style-name="Default">
      <style:table-cell-properties fo:border="1.25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9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 style:data-style-name="N2"/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ce23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number-columns-repeated="2" table:default-cell-style-name="Default"/>
        <table:table-row table:style-name="ro1">
          <table:table-cell table:style-name="Default" table:number-columns-repeated="3"/>
          <table:table-cell table:style-name="Default"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string" calcext:value-type="string">
            <text:p>Time : 18:00</text:p>
          </table:table-cell>
          <table:table-cell table:style-name="ce30" office:value-type="string" calcext:value-type="string">
            <text:p>Date Recorded 11/02/2019</text:p>
          </table:table-cell>
          <table:table-cell office:value-type="string" calcext:value-type="string">
            <text:p>1 hr</text:p>
          </table:table-cell>
          <table:table-cell office:value-type="string" calcext:value-type="string">
            <text:p>File name : 2019-jan-18-1-6.avi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Cumulative Average VPH</text:p>
          </table:table-cell>
          <table:table-cell office:value-type="string" calcext:value-type="string">
            <text:p>Average Vehicles Per Hour</text:p>
          </table:table-cell>
          <table:table-cell/>
        </table:table-row>
        <table:table-row table:style-name="ro1">
          <table:table-cell table:style-name="ce22" table:number-columns-repeated="2"/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A5]+([.B5]/60)"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5]-[.D4])*60/([.C5]-[.C4])" office:value-type="float" office:value="923.076923076923" calcext:value-type="float">
            <text:p>923.08</text:p>
          </table:table-cell>
          <table:table-cell table:formula="of:=[.F5]" office:value-type="float" office:value="923.076923076923" calcext:value-type="float">
            <text:p>923.08</text:p>
          </table:table-cell>
          <table:table-cell table:style-name="ce23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A6]+([.B6]/60)" office:value-type="float" office:value="2.53333333333333" calcext:value-type="float">
            <text:p>2.5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D6]-[.D5])*60/([.C6]-[.C5])" office:value-type="float" office:value="318.58407079646" calcext:value-type="float">
            <text:p>318.58</text:p>
          </table:table-cell>
          <table:table-cell table:formula="of:=AVERAGE([.F$5:.$F6])" office:value-type="float" office:value="620.830496936692" calcext:value-type="float">
            <text:p>620.8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A7]+([.B7]/60)" office:value-type="float" office:value="3.73333333333333" calcext:value-type="float">
            <text:p>3.7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D7]-[.D6])*60/([.C7]-[.C6])" office:value-type="float" office:value="500" calcext:value-type="float">
            <text:p>500.00</text:p>
          </table:table-cell>
          <table:table-cell table:formula="of:=AVERAGE([.F$5:.$F7])" office:value-type="float" office:value="580.553664624461" calcext:value-type="float">
            <text:p>580.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A8]+([.B8]/60)" office:value-type="float" office:value="5.51666666666667" calcext:value-type="float">
            <text:p>5.5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D8]-[.D7])*60/([.C8]-[.C7])" office:value-type="float" office:value="336.448598130841" calcext:value-type="float">
            <text:p>336.45</text:p>
          </table:table-cell>
          <table:table-cell table:formula="of:=AVERAGE([.F$5:.$F8])" office:value-type="float" office:value="519.527398001056" calcext:value-type="float">
            <text:p>519.5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9]+([.B9]/60)" office:value-type="float" office:value="7.08333333333333" calcext:value-type="float">
            <text:p>7.0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D9]-[.D8])*60/([.C9]-[.C8])" office:value-type="float" office:value="382.978723404255" calcext:value-type="float">
            <text:p>382.98</text:p>
          </table:table-cell>
          <table:table-cell table:formula="of:=AVERAGE([.F$5:.$F9])" office:value-type="float" office:value="492.217663081696" calcext:value-type="float">
            <text:p>492.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A10]+([.B10]/60)" office:value-type="float" office:value="8.05" calcext:value-type="float">
            <text:p>8.0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([.D10]-[.D9])*60/([.C10]-[.C9])" office:value-type="float" office:value="620.689655172413" calcext:value-type="float">
            <text:p>620.69</text:p>
          </table:table-cell>
          <table:table-cell table:formula="of:=AVERAGE([.F$5:.$F10])" office:value-type="float" office:value="513.629661763482" calcext:value-type="float">
            <text:p>513.6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A11]+([.B11]/60)" office:value-type="float" office:value="9.36666666666667" calcext:value-type="float">
            <text:p>9.3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D11]-[.D10])*60/([.C11]-[.C10])" office:value-type="float" office:value="455.696202531646" calcext:value-type="float">
            <text:p>455.70</text:p>
          </table:table-cell>
          <table:table-cell table:formula="of:=AVERAGE([.F$5:.$F11])" office:value-type="float" office:value="505.353453301791" calcext:value-type="float">
            <text:p>505.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[.A12]+([.B12]/60)" office:value-type="float" office:value="10.7" calcext:value-type="float">
            <text:p>10.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D12]-[.D11])*60/([.C12]-[.C11])" office:value-type="float" office:value="450" calcext:value-type="float">
            <text:p>450.00</text:p>
          </table:table-cell>
          <table:table-cell table:formula="of:=AVERAGE([.F$5:.$F12])" office:value-type="float" office:value="498.434271639067" calcext:value-type="float">
            <text:p>498.4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A13]+([.B13]/60)" office:value-type="float" office:value="12.15" calcext:value-type="float">
            <text:p>12.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D13]-[.D12])*60/([.C13]-[.C12])" office:value-type="float" office:value="413.793103448276" calcext:value-type="float">
            <text:p>413.79</text:p>
          </table:table-cell>
          <table:table-cell table:formula="of:=AVERAGE([.F$5:.$F13])" office:value-type="float" office:value="489.029697395646" calcext:value-type="float">
            <text:p>489.0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A14]+([.B14]/60)" office:value-type="float" office:value="13.3" calcext:value-type="float">
            <text:p>13.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D14]-[.D13])*60/([.C14]-[.C13])" office:value-type="float" office:value="521.739130434782" calcext:value-type="float">
            <text:p>521.74</text:p>
          </table:table-cell>
          <table:table-cell table:formula="of:=AVERAGE([.F$5:.$F14])" office:value-type="float" office:value="492.30064069956" calcext:value-type="float">
            <text:p>492.3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A15]+([.B15]/60)" office:value-type="float" office:value="13.9166666666667" calcext:value-type="float">
            <text:p>13.9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([.D15]-[.D14])*60/([.C15]-[.C14])" office:value-type="float" office:value="972.972972972975" calcext:value-type="float">
            <text:p>972.97</text:p>
          </table:table-cell>
          <table:table-cell table:formula="of:=AVERAGE([.F$5:.$F15])" office:value-type="float" office:value="535.998125451688" calcext:value-type="float">
            <text:p>536.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6]+([.B16]/60)" office:value-type="float" office:value="15.4166666666667" calcext:value-type="float">
            <text:p>15.4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([.D16]-[.D15])*60/([.C16]-[.C15])" office:value-type="float" office:value="400" calcext:value-type="float">
            <text:p>400.00</text:p>
          </table:table-cell>
          <table:table-cell table:formula="of:=AVERAGE([.F$5:.$F16])" office:value-type="float" office:value="524.664948330714" calcext:value-type="float">
            <text:p>524.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A17]+([.B17]/60)" office:value-type="float" office:value="17.1" calcext:value-type="float">
            <text:p>17.1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([.D17]-[.D16])*60/([.C17]-[.C16])" office:value-type="float" office:value="356.435643564356" calcext:value-type="float">
            <text:p>356.44</text:p>
          </table:table-cell>
          <table:table-cell table:formula="of:=AVERAGE([.F$5:.$F17])" office:value-type="float" office:value="511.724232579456" calcext:value-type="float">
            <text:p>511.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A18]+([.B18]/60)" office:value-type="float" office:value="18.15" calcext:value-type="float">
            <text:p>18.1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D18]-[.D17])*60/([.C18]-[.C17])" office:value-type="float" office:value="571.428571428573" calcext:value-type="float">
            <text:p>571.43</text:p>
          </table:table-cell>
          <table:table-cell table:formula="of:=AVERAGE([.F$5:.$F18])" office:value-type="float" office:value="515.988828211536" calcext:value-type="float">
            <text:p>515.9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A19]+([.B19]/60)" office:value-type="float" office:value="19.3" calcext:value-type="float">
            <text:p>19.3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([.D19]-[.D18])*60/([.C19]-[.C18])" office:value-type="float" office:value="521.739130434782" calcext:value-type="float">
            <text:p>521.74</text:p>
          </table:table-cell>
          <table:table-cell table:formula="of:=AVERAGE([.F$5:.$F19])" office:value-type="float" office:value="516.372181693086" calcext:value-type="float">
            <text:p>516.3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A20]+([.B20]/60)" office:value-type="float" office:value="20.85" calcext:value-type="float">
            <text:p>20.8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([.D20]-[.D19])*60/([.C20]-[.C19])" office:value-type="float" office:value="387.096774193548" calcext:value-type="float">
            <text:p>387.10</text:p>
          </table:table-cell>
          <table:table-cell table:formula="of:=AVERAGE([.F$5:.$F20])" office:value-type="float" office:value="508.292468724364" calcext:value-type="float">
            <text:p>508.2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A21]+([.B21]/60)" office:value-type="float" office:value="21.2166666666667" calcext:value-type="float">
            <text:p>21.22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D21]-[.D20])*60/([.C21]-[.C20])" office:value-type="float" office:value="1636.36363636365" calcext:value-type="float">
            <text:p>1636.36</text:p>
          </table:table-cell>
          <table:table-cell table:formula="of:=AVERAGE([.F$5:.$F21])" office:value-type="float" office:value="574.649596232558" calcext:value-type="float">
            <text:p>574.6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A22]+([.B22]/60)" office:value-type="float" office:value="22.2166666666667" calcext:value-type="float">
            <text:p>22.22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([.D22]-[.D21])*60/([.C22]-[.C21])" office:value-type="float" office:value="600" calcext:value-type="float">
            <text:p>600.00</text:p>
          </table:table-cell>
          <table:table-cell table:formula="of:=AVERAGE([.F$5:.$F22])" office:value-type="float" office:value="576.057951997416" calcext:value-type="float">
            <text:p>576.0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A23]+([.B23]/60)" office:value-type="float" office:value="23.1166666666667" calcext:value-type="float">
            <text:p>23.1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([.D23]-[.D22])*60/([.C23]-[.C22])" office:value-type="float" office:value="666.666666666665" calcext:value-type="float">
            <text:p>666.67</text:p>
          </table:table-cell>
          <table:table-cell table:formula="of:=AVERAGE([.F$5:.$F23])" office:value-type="float" office:value="580.82683171685" calcext:value-type="float">
            <text:p>580.8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[.A24]+([.B24]/60)" office:value-type="float" office:value="23.7166666666667" calcext:value-type="float">
            <text:p>23.7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D24]-[.D23])*60/([.C24]-[.C23])" office:value-type="float" office:value="1000" calcext:value-type="float">
            <text:p>1000.00</text:p>
          </table:table-cell>
          <table:table-cell table:formula="of:=AVERAGE([.F$5:.$F24])" office:value-type="float" office:value="601.785490131007" calcext:value-type="float">
            <text:p>601.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A25]+([.B25]/60)" office:value-type="float" office:value="24.8666666666667" calcext:value-type="float">
            <text:p>24.87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([.D25]-[.D24])*60/([.C25]-[.C24])" office:value-type="float" office:value="521.739130434782" calcext:value-type="float">
            <text:p>521.74</text:p>
          </table:table-cell>
          <table:table-cell table:formula="of:=AVERAGE([.F$5:.$F25])" office:value-type="float" office:value="597.973758716902" calcext:value-type="float">
            <text:p>597.9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A26]+([.B26]/60)" office:value-type="float" office:value="26.1666666666667" calcext:value-type="float">
            <text:p>26.1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([.D26]-[.D25])*60/([.C26]-[.C25])" office:value-type="float" office:value="461.538461538461" calcext:value-type="float">
            <text:p>461.54</text:p>
          </table:table-cell>
          <table:table-cell table:formula="of:=AVERAGE([.F$5:.$F26])" office:value-type="float" office:value="591.7721542997" calcext:value-type="float">
            <text:p>591.7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A27]+([.B27]/60)" office:value-type="float" office:value="27.05" calcext:value-type="float">
            <text:p>27.05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([.D27]-[.D26])*60/([.C27]-[.C26])" office:value-type="float" office:value="679.245283018868" calcext:value-type="float">
            <text:p>679.25</text:p>
          </table:table-cell>
          <table:table-cell table:formula="of:=AVERAGE([.F$5:.$F27])" office:value-type="float" office:value="595.575333809229" calcext:value-type="float">
            <text:p>595.58</text:p>
          </table:table-cell>
          <table:table-cell table:style-name="ce23"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[.A28]+([.B28]/60)" office:value-type="float" office:value="28.9666666666667" calcext:value-type="float">
            <text:p>28.9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([.D28]-[.D27])*60/([.C28]-[.C27])" office:value-type="float" office:value="313.04347826087" calcext:value-type="float">
            <text:p>313.04</text:p>
          </table:table-cell>
          <table:table-cell table:formula="of:=AVERAGE([.F$5:.$F28])" office:value-type="float" office:value="583.80317316138" calcext:value-type="float">
            <text:p>583.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A29]+([.B29]/60)" office:value-type="float" office:value="30.1166666666667" calcext:value-type="float">
            <text:p>30.1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([.D29]-[.D28])*60/([.C29]-[.C28])" office:value-type="float" office:value="521.739130434782" calcext:value-type="float">
            <text:p>521.74</text:p>
          </table:table-cell>
          <table:table-cell table:formula="of:=AVERAGE([.F$5:.$F29])" office:value-type="float" office:value="581.320611452317" calcext:value-type="float">
            <text:p>581.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A30]+([.B30]/60)" office:value-type="float" office:value="31.0166666666667" calcext:value-type="float">
            <text:p>31.02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D30]-[.D29])*60/([.C30]-[.C29])" office:value-type="float" office:value="666.666666666668" calcext:value-type="float">
            <text:p>666.67</text:p>
          </table:table-cell>
          <table:table-cell table:formula="of:=AVERAGE([.F$5:.$F30])" office:value-type="float" office:value="584.603152037484" calcext:value-type="float">
            <text:p>584.6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[.A31]+([.B31]/60)" office:value-type="float" office:value="32.9833333333333" calcext:value-type="float">
            <text:p>32.98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([.D31]-[.D30])*60/([.C31]-[.C30])" office:value-type="float" office:value="305.084745762712" calcext:value-type="float">
            <text:p>305.08</text:p>
          </table:table-cell>
          <table:table-cell table:formula="of:=AVERAGE([.F$5:.$F31])" office:value-type="float" office:value="574.250618471752" calcext:value-type="float">
            <text:p>574.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[.A32]+([.B32]/60)" office:value-type="float" office:value="34.5833333333333" calcext:value-type="float">
            <text:p>34.58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([.D32]-[.D31])*60/([.C32]-[.C31])" office:value-type="float" office:value="375" calcext:value-type="float">
            <text:p>375.00</text:p>
          </table:table-cell>
          <table:table-cell table:formula="of:=AVERAGE([.F$5:.$F32])" office:value-type="float" office:value="567.134524954903" calcext:value-type="float">
            <text:p>567.1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[.A33]+([.B33]/60)" office:value-type="float" office:value="35.9" calcext:value-type="float">
            <text:p>35.90</text:p>
          </table:table-cell>
          <table:table-cell office:value-type="float" office:value="290" calcext:value-type="float">
            <text:p>290</text:p>
          </table:table-cell>
          <table:table-cell table:style-name="ce26"/>
          <table:table-cell table:formula="of:=([.D33]-[.D32])*60/([.C33]-[.C32])" office:value-type="float" office:value="455.696202531647" calcext:value-type="float">
            <text:p>455.70</text:p>
          </table:table-cell>
          <table:table-cell table:formula="of:=AVERAGE([.F$5:.$F33])" office:value-type="float" office:value="563.291824181688" calcext:value-type="float">
            <text:p>563.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[.A34]+([.B34]/60)" office:value-type="float" office:value="37.2166666666667" calcext:value-type="float">
            <text:p>37.22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([.D34]-[.D33])*60/([.C34]-[.C33])" office:value-type="float" office:value="455.696202531644" calcext:value-type="float">
            <text:p>455.70</text:p>
          </table:table-cell>
          <table:table-cell table:formula="of:=AVERAGE([.F$5:.$F34])" office:value-type="float" office:value="559.705303460019" calcext:value-type="float">
            <text:p>559.7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formula="of:=[.A35]+([.B35]/60)" office:value-type="float" office:value="38.5833333333333" calcext:value-type="float">
            <text:p>38.58</text:p>
          </table:table-cell>
          <table:table-cell office:value-type="float" office:value="310" calcext:value-type="float">
            <text:p>310</text:p>
          </table:table-cell>
          <table:table-cell table:style-name="ce26"/>
          <table:table-cell table:formula="of:=([.D35]-[.D34])*60/([.C35]-[.C34])" office:value-type="float" office:value="439.024390243902" calcext:value-type="float">
            <text:p>439.02</text:p>
          </table:table-cell>
          <table:table-cell table:formula="of:=AVERAGE([.F$5:.$F35])" office:value-type="float" office:value="555.812370775628" calcext:value-type="float">
            <text:p>555.8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[.A36]+([.B36]/60)" office:value-type="float" office:value="40.6" calcext:value-type="float">
            <text:p>40.60</text:p>
          </table:table-cell>
          <table:table-cell office:value-type="float" office:value="320" calcext:value-type="float">
            <text:p>320</text:p>
          </table:table-cell>
          <table:table-cell table:style-name="ce26"/>
          <table:table-cell table:formula="of:=([.D36]-[.D35])*60/([.C36]-[.C35])" office:value-type="float" office:value="297.520661157025" calcext:value-type="float">
            <text:p>297.52</text:p>
          </table:table-cell>
          <table:table-cell table:formula="of:=AVERAGE([.F$5:.$F36])" office:value-type="float" office:value="547.740754850047" calcext:value-type="float">
            <text:p>547.7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A37]+([.B37]/60)" office:value-type="float" office:value="41.8333333333333" calcext:value-type="float">
            <text:p>41.83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D37]-[.D36])*60/([.C37]-[.C36])" office:value-type="float" office:value="486.486486486486" calcext:value-type="float">
            <text:p>486.49</text:p>
          </table:table-cell>
          <table:table-cell table:formula="of:=AVERAGE([.F$5:.$F37])" office:value-type="float" office:value="545.884564899636" calcext:value-type="float">
            <text:p>545.8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A38]+([.B38]/60)" office:value-type="float" office:value="43.0666666666667" calcext:value-type="float">
            <text:p>43.0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([.D38]-[.D37])*60/([.C38]-[.C37])" office:value-type="float" office:value="486.486486486486" calcext:value-type="float">
            <text:p>486.49</text:p>
          </table:table-cell>
          <table:table-cell table:formula="of:=AVERAGE([.F$5:.$F38])" office:value-type="float" office:value="544.137562593367" calcext:value-type="float">
            <text:p>544.1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A39]+([.B39]/60)" office:value-type="float" office:value="44.0833333333333" calcext:value-type="float">
            <text:p>44.08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([.D39]-[.D38])*60/([.C39]-[.C38])" office:value-type="float" office:value="590.16393442623" calcext:value-type="float">
            <text:p>590.16</text:p>
          </table:table-cell>
          <table:table-cell table:formula="of:=AVERAGE([.F$5:.$F39])" office:value-type="float" office:value="545.452601788592" calcext:value-type="float">
            <text:p>545.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formula="of:=[.A40]+([.B40]/60)" office:value-type="float" office:value="46.7166666666667" calcext:value-type="float">
            <text:p>46.72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D40]-[.D39])*60/([.C40]-[.C39])" office:value-type="float" office:value="227.848101265823" calcext:value-type="float">
            <text:p>227.85</text:p>
          </table:table-cell>
          <table:table-cell table:formula="of:=AVERAGE([.F$5:.$F40])" office:value-type="float" office:value="536.630254551848" calcext:value-type="float">
            <text:p>536.6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A41]+([.B41]/60)" office:value-type="float" office:value="48.1" calcext:value-type="float">
            <text:p>48.10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([.D41]-[.D40])*60/([.C41]-[.C40])" office:value-type="float" office:value="433.734939759036" calcext:value-type="float">
            <text:p>433.73</text:p>
          </table:table-cell>
          <table:table-cell table:formula="of:=AVERAGE([.F$5:.$F41])" office:value-type="float" office:value="533.849300097988" calcext:value-type="float">
            <text:p>533.8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[.A42]+([.B42]/60)" office:value-type="float" office:value="48.5833333333333" calcext:value-type="float">
            <text:p>48.58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([.D42]-[.D41])*60/([.C42]-[.C41])" office:value-type="float" office:value="1241.37931034483" calcext:value-type="float">
            <text:p>1241.38</text:p>
          </table:table-cell>
          <table:table-cell table:formula="of:=AVERAGE([.F$5:.$F42])" office:value-type="float" office:value="552.468510893958" calcext:value-type="float">
            <text:p>552.4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[.A43]+([.B43]/60)" office:value-type="float" office:value="50.6" calcext:value-type="float">
            <text:p>50.60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([.D43]-[.D42])*60/([.C43]-[.C42])" office:value-type="float" office:value="297.520661157025" calcext:value-type="float">
            <text:p>297.52</text:p>
          </table:table-cell>
          <table:table-cell table:formula="of:=AVERAGE([.F$5:.$F43])" office:value-type="float" office:value="545.931386541729" calcext:value-type="float">
            <text:p>545.9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formula="of:=[.A44]+([.B44]/60)" office:value-type="float" office:value="51.1333333333333" calcext:value-type="float">
            <text:p>51.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([.D44]-[.D43])*60/([.C44]-[.C43])" office:value-type="float" office:value="1125" calcext:value-type="float">
            <text:p>1125.00</text:p>
          </table:table-cell>
          <table:table-cell table:formula="of:=AVERAGE([.F$5:.$F44])" office:value-type="float" office:value="560.408101878186" calcext:value-type="float">
            <text:p>560.4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formula="of:=[.A45]+([.B45]/60)" office:value-type="float" office:value="52.55" calcext:value-type="float">
            <text:p>52.55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([.D45]-[.D44])*60/([.C45]-[.C44])" office:value-type="float" office:value="423.529411764707" calcext:value-type="float">
            <text:p>423.53</text:p>
          </table:table-cell>
          <table:table-cell table:formula="of:=AVERAGE([.F$5:.$F45])" office:value-type="float" office:value="557.069597241271" calcext:value-type="float">
            <text:p>557.0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formula="of:=[.A46]+([.B46]/60)" office:value-type="float" office:value="53.6" calcext:value-type="float">
            <text:p>53.60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([.D46]-[.D45])*60/([.C46]-[.C45])" office:value-type="float" office:value="571.428571428569" calcext:value-type="float">
            <text:p>571.43</text:p>
          </table:table-cell>
          <table:table-cell table:formula="of:=AVERAGE([.F$5:.$F46])" office:value-type="float" office:value="557.411477579064" calcext:value-type="float">
            <text:p>557.4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A47]+([.B47]/60)" office:value-type="float" office:value="55.9666666666667" calcext:value-type="float">
            <text:p>55.97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([.D47]-[.D46])*60/([.C47]-[.C46])" office:value-type="float" office:value="253.521126760563" calcext:value-type="float">
            <text:p>253.52</text:p>
          </table:table-cell>
          <table:table-cell table:formula="of:=AVERAGE([.F$5:.$F47])" office:value-type="float" office:value="550.344260118169" calcext:value-type="float">
            <text:p>550.3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formula="of:=[.A48]+([.B48]/60)" office:value-type="float" office:value="57.7666666666667" calcext:value-type="float">
            <text:p>57.77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D48]-[.D47])*60/([.C48]-[.C47])" office:value-type="float" office:value="333.333333333334" calcext:value-type="float">
            <text:p>333.33</text:p>
          </table:table-cell>
          <table:table-cell table:formula="of:=AVERAGE([.F$5:.$F48])" office:value-type="float" office:value="545.412193600332" calcext:value-type="float">
            <text:p>545.4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formula="of:=[.A49]+([.B49]/60)" office:value-type="float" office:value="59.6666666666667" calcext:value-type="float">
            <text:p>59.67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D49]-[.D48])*60/([.C49]-[.C48])" office:value-type="float" office:value="315.789473684211" calcext:value-type="float">
            <text:p>315.79</text:p>
          </table:table-cell>
          <table:table-cell table:formula="of:=AVERAGE([.F$5:.$F49])" office:value-type="float" office:value="540.309466491085" calcext:value-type="float">
            <text:p>540.3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A50]+([.B50]/60)" office:value-type="float" office:value="60" calcext:value-type="float">
            <text:p>60.00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([.D50]-[.D49])*60/([.C50]-[.C49])" office:value-type="float" office:value="719.999999999995" calcext:value-type="float">
            <text:p>720.00</text:p>
          </table:table-cell>
          <table:table-cell table:formula="of:=AVERAGE([.F$5:.$F50])" office:value-type="float" office:value="544.21578243693" calcext:value-type="float">
            <text:p>544.22</text:p>
          </table:table-cell>
          <table:table-cell table:style-name="ce23" office:value-type="float" office:value="454" calcext:value-type="float">
            <text:p>454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4" table:number-columns-repeated="2"/>
          <table:table-cell table:style-name="ce27"/>
          <table:table-cell table:style-name="ce24"/>
          <table:table-cell table:style-name="ce27" table:number-columns-repeated="3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 table:style-name="Default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 table:style-name="Default"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style-name="ce28"/>
          <table:table-cell table:style-name="Default"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table:style-name="Default"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73]-[.E72])*([.D73]-[.D72])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number-columns-repeated="2"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 table:style-name="Default" table:number-columns-repeated="4"/>
          <table:table-cell table:number-columns-repeated="2"/>
        </table:table-row>
      </table:table>
      <table:table table:name="Traffic flow charts" table:style-name="ta1">
        <table:shapes>
          <draw:frame draw:z-index="0" draw:style-name="gr1" draw:text-style-name="P1" svg:width="270.38mm" svg:height="170.53mm" svg:x="44.51mm" svg:y="4.52mm">
            <draw:object draw:notify-on-update-of-ranges="'Traffic Flow Readings'.C4:'Traffic Flow Readings'.C50 'Traffic Flow Readings'.F3:'Traffic Flow Readings'.F3 'Traffic Flow Readings'.F4:'Traffic Flow Readings'.F50 'Traffic Flow Readings'.C4:'Traffic Flow Readings'.C50 'Traffic Flow Readings'.G3:'Traffic Flow Readings'.G3 'Traffic Flow Readings'.G4:'Traffic Flow Readings'.G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38.5mm" svg:y="221.26mm">
            <draw:object draw:notify-on-update-of-ranges="'Traffic Flow Readings'.F3:'Traffic Flow Readings'.F3 'Traffic Flow Readings'.F5:'Traffic Flow Readings'.F50 'Traffic Flow Readings'.H3:'Traffic Flow Readings'.H3 'Traffic Flow Readings'.H5:'Traffic Flow Readings'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6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19:58:36.400553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1T19:54:12.447976903</dc:date>
    <meta:editing-duration>PT2H24M42S</meta:editing-duration>
    <meta:editing-cycles>21</meta:editing-cycles>
    <meta:generator>LibreOffice/6.1.4.2$Linux_X86_64 LibreOffice_project/10$Build-2</meta:generator>
    <meta:document-statistic meta:table-count="2" meta:cell-count="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80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9.281cm" svg:y="0.523cm" chart:style-name="ch2">
          <text:p>Vehicles per Hour - OL3   18:00 11/2/2019</text:p>
        </chart:title>
        <chart:subtitle svg:x="10.934cm" svg:y="1.689cm" chart:style-name="ch3">
          <text:p>10 vehicle interval, for 1 hour.</text:p>
        </chart:subtitle>
        <chart:legend svg:x="12.706cm" svg:y="2.691cm" style:legend-expansion="custom" chartooo:width="7.248cm" chartooo:height="3.807cm" style:legend-expansion-aspect-ratio="1.90386130811663" chart:style-name="ch4"/>
        <chart:plot-area chart:style-name="ch5" table:cell-range-address="'Traffic Flow Readings'.F3:'Traffic Flow Readings'.F3 'Traffic Flow Readings'.F5:'Traffic Flow Readings'.F50 'Traffic Flow Readings'.H3:'Traffic Flow Readings'.H3 'Traffic Flow Readings'.H5:'Traffic Flow Readings'.H50" chart:data-source-has-labels="row" svg:x="1.552cm" svg:y="2.759cm" svg:width="24.97cm" svg:height="15.237cm">
          <chartooo:coordinate-region svg:x="2.359cm" svg:y="2.958cm" svg:width="23.791cm" svg:height="14.391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5:'Traffic Flow Readings'.F50" chart:label-cell-address="'Traffic Flow Readings'.F3:'Traffic Flow Readings'.F3" chart:class="chart:line">
            <chart:data-point chart:repeated="46"/>
          </chart:series>
          <chart:series chart:style-name="ch12" chart:values-cell-range-address="'Traffic Flow Readings'.H5:'Traffic Flow Readings'.H50" chart:label-cell-address="'Traffic Flow Readings'.H3:'Traffic Flow Readings'.H3" chart:class="chart:line">
            <chart:data-point chart:repeated="4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Average 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3.076923076923">
                <text:p>923.076923076923</text:p>
                <draw:g>
                  <svg:desc>'Traffic Flow Readings'.F5:'Traffic Flow Readings'.F50</svg:desc>
                </draw:g>
              </table:table-cell>
              <table:table-cell office:value-type="float" office:value="454">
                <text:p>454</text:p>
                <draw:g>
                  <svg:desc>'Traffic Flow Readings'.H5:'Traffic Flow Readings'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.448598130841">
                <text:p>336.448598130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72.972972972975">
                <text:p>972.972972972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6.36363636365">
                <text:p>1636.36363636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6.666666666665">
                <text:p>666.66666666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1.538461538461">
                <text:p>461.538461538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3.04347826087">
                <text:p>313.0434782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6.666666666668">
                <text:p>666.66666666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.084745762712">
                <text:p>305.08474576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5.696202531647">
                <text:p>455.69620253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5.696202531644">
                <text:p>455.69620253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.520661157025">
                <text:p>297.520661157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7.520661157025">
                <text:p>297.520661157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1.428571428569">
                <text:p>571.428571428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.333333333334">
                <text:p>333.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5.789473684211">
                <text:p>315.789473684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9.999999999995">
                <text:p>719.999999999995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39cm" svg:height="17.054cm" xlink:href=".." xlink:type="simple" chart:class="chart:scatter" chart:style-name="ch1">
        <chart:title svg:x="11.637cm" svg:y="0.477cm" chart:style-name="ch2">
          <text:p>Vehicles Per Hour</text:p>
        </chart:title>
        <chart:subtitle svg:x="10.525cm" svg:y="1.597cm" chart:style-name="ch3">
          <text:p>Oldham Test Site 18:00 11/2/2019</text:p>
        </chart:subtitle>
        <chart:legend svg:x="12.88cm" svg:y="3.295cm" style:legend-expansion="custom" chartooo:width="6.507cm" chartooo:height="2.056cm" style:legend-expansion-aspect-ratio="3.16488326848249" chart:style-name="ch4"/>
        <chart:plot-area chart:style-name="ch5" table:cell-range-address="'Traffic Flow Readings'.C4:'Traffic Flow Readings'.C50 'Traffic Flow Readings'.F3:'Traffic Flow Readings'.G50" chart:data-source-has-labels="row" svg:x="1.551cm" svg:y="2.621cm" svg:width="24.948cm" svg:height="13.111cm">
          <chartooo:coordinate-region svg:x="2.834cm" svg:y="2.82cm" svg:width="23.056cm" svg:height="12.265cm"/>
          <chart:axis chart:dimension="x" chart:name="primary-x" chart:style-name="ch6">
            <chart:title svg:x="13.227cm" svg:y="16.073cm" chart:style-name="ch7">
              <text:p>Time Mins</text:p>
            </chart:title>
          </chart:axis>
          <chart:axis chart:dimension="y" chart:name="primary-y" chart:style-name="ch8">
            <chart:title svg:x="0.451cm" svg:y="10.53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4:'Traffic Flow Readings'.F50" chart:label-cell-address="'Traffic Flow Readings'.F3:'Traffic Flow Readings'.F3" chart:class="chart:scatter">
            <chart:domain table:cell-range-address="'Traffic Flow Readings'.C4:'Traffic Flow Readings'.C50"/>
            <chart:data-point chart:repeated="47"/>
          </chart:series>
          <chart:series chart:style-name="ch12" chart:values-cell-range-address="'Traffic Flow Readings'.G4:'Traffic Flow Readings'.G50" chart:label-cell-address="'Traffic Flow Readings'.G3:'Traffic Flow Readings'.G3" chart:class="chart:scatter"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Cumulativ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4:'Traffic Flow Readings'.C50</svg:desc>
                </draw:g>
              </table:table-cell>
              <table:table-cell office:value-type="float" office:value="NaN">
                <text:p>NaN</text:p>
                <draw:g>
                  <svg:desc>'Traffic Flow Readings'.F4:'Traffic Flow Readings'.F50</svg:desc>
                </draw:g>
              </table:table-cell>
              <table:table-cell office:value-type="float" office:value="NaN">
                <text:p>NaN</text:p>
                <draw:g>
                  <svg:desc>'Traffic Flow Readings'.G4:'Traffic Flow Readings'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923.076923076923">
                <text:p>923.076923076923</text:p>
              </table:table-cell>
              <table:table-cell office:value-type="float" office:value="923.076923076923">
                <text:p>923.0769230769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318.58407079646">
                <text:p>318.58407079646</text:p>
              </table:table-cell>
              <table:table-cell office:value-type="float" office:value="620.830496936692">
                <text:p>620.830496936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500">
                <text:p>500</text:p>
              </table:table-cell>
              <table:table-cell office:value-type="float" office:value="580.553664624461">
                <text:p>580.553664624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1666666666667">
                <text:p>5.51666666666667</text:p>
              </table:table-cell>
              <table:table-cell office:value-type="float" office:value="336.448598130841">
                <text:p>336.448598130841</text:p>
              </table:table-cell>
              <table:table-cell office:value-type="float" office:value="519.527398001056">
                <text:p>519.527398001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492.217663081696">
                <text:p>492.217663081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5">
                <text:p>8.05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513.629661763482">
                <text:p>513.629661763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36666666666667">
                <text:p>9.36666666666667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505.353453301791">
                <text:p>505.353453301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">
                <text:p>10.7</text:p>
              </table:table-cell>
              <table:table-cell office:value-type="float" office:value="450">
                <text:p>450</text:p>
              </table:table-cell>
              <table:table-cell office:value-type="float" office:value="498.434271639067">
                <text:p>498.434271639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5">
                <text:p>12.15</text:p>
              </table:table-cell>
              <table:table-cell office:value-type="float" office:value="413.793103448276">
                <text:p>413.793103448276</text:p>
              </table:table-cell>
              <table:table-cell office:value-type="float" office:value="489.029697395646">
                <text:p>489.029697395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">
                <text:p>13.3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492.30064069956">
                <text:p>492.30064069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972.972972972975">
                <text:p>972.972972972975</text:p>
              </table:table-cell>
              <table:table-cell office:value-type="float" office:value="535.998125451688">
                <text:p>535.998125451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400">
                <text:p>400</text:p>
              </table:table-cell>
              <table:table-cell office:value-type="float" office:value="524.664948330714">
                <text:p>524.664948330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1">
                <text:p>17.1</text:p>
              </table:table-cell>
              <table:table-cell office:value-type="float" office:value="356.435643564356">
                <text:p>356.435643564356</text:p>
              </table:table-cell>
              <table:table-cell office:value-type="float" office:value="511.724232579456">
                <text:p>511.724232579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15">
                <text:p>18.15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515.988828211536">
                <text:p>515.988828211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3">
                <text:p>19.3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516.372181693086">
                <text:p>516.372181693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85">
                <text:p>20.85</text:p>
              </table:table-cell>
              <table:table-cell office:value-type="float" office:value="387.096774193548">
                <text:p>387.096774193548</text:p>
              </table:table-cell>
              <table:table-cell office:value-type="float" office:value="508.292468724364">
                <text:p>508.292468724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2166666666667">
                <text:p>21.2166666666667</text:p>
              </table:table-cell>
              <table:table-cell office:value-type="float" office:value="1636.36363636365">
                <text:p>1636.36363636365</text:p>
              </table:table-cell>
              <table:table-cell office:value-type="float" office:value="574.649596232558">
                <text:p>574.649596232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600">
                <text:p>600</text:p>
              </table:table-cell>
              <table:table-cell office:value-type="float" office:value="576.057951997416">
                <text:p>576.057951997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1166666666667">
                <text:p>23.1166666666667</text:p>
              </table:table-cell>
              <table:table-cell office:value-type="float" office:value="666.666666666665">
                <text:p>666.666666666665</text:p>
              </table:table-cell>
              <table:table-cell office:value-type="float" office:value="580.82683171685">
                <text:p>580.82683171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7166666666667">
                <text:p>23.7166666666667</text:p>
              </table:table-cell>
              <table:table-cell office:value-type="float" office:value="1000">
                <text:p>1000</text:p>
              </table:table-cell>
              <table:table-cell office:value-type="float" office:value="601.785490131007">
                <text:p>601.785490131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8666666666667">
                <text:p>24.8666666666667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597.973758716902">
                <text:p>597.973758716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461.538461538461">
                <text:p>461.538461538461</text:p>
              </table:table-cell>
              <table:table-cell office:value-type="float" office:value="591.7721542997">
                <text:p>591.7721542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05">
                <text:p>27.05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595.575333809229">
                <text:p>595.5753338092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9666666666667">
                <text:p>28.9666666666667</text:p>
              </table:table-cell>
              <table:table-cell office:value-type="float" office:value="313.04347826087">
                <text:p>313.04347826087</text:p>
              </table:table-cell>
              <table:table-cell office:value-type="float" office:value="583.80317316138">
                <text:p>583.80317316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1166666666667">
                <text:p>30.1166666666667</text:p>
              </table:table-cell>
              <table:table-cell office:value-type="float" office:value="521.739130434782">
                <text:p>521.739130434782</text:p>
              </table:table-cell>
              <table:table-cell office:value-type="float" office:value="581.320611452317">
                <text:p>581.320611452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0166666666667">
                <text:p>31.0166666666667</text:p>
              </table:table-cell>
              <table:table-cell office:value-type="float" office:value="666.666666666668">
                <text:p>666.666666666668</text:p>
              </table:table-cell>
              <table:table-cell office:value-type="float" office:value="584.603152037484">
                <text:p>584.603152037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9833333333333">
                <text:p>32.9833333333333</text:p>
              </table:table-cell>
              <table:table-cell office:value-type="float" office:value="305.084745762712">
                <text:p>305.084745762712</text:p>
              </table:table-cell>
              <table:table-cell office:value-type="float" office:value="574.250618471752">
                <text:p>574.250618471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5833333333333">
                <text:p>34.5833333333333</text:p>
              </table:table-cell>
              <table:table-cell office:value-type="float" office:value="375">
                <text:p>375</text:p>
              </table:table-cell>
              <table:table-cell office:value-type="float" office:value="567.134524954903">
                <text:p>567.1345249549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9">
                <text:p>35.9</text:p>
              </table:table-cell>
              <table:table-cell office:value-type="float" office:value="455.696202531647">
                <text:p>455.696202531647</text:p>
              </table:table-cell>
              <table:table-cell office:value-type="float" office:value="563.291824181688">
                <text:p>563.291824181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.2166666666667">
                <text:p>37.2166666666667</text:p>
              </table:table-cell>
              <table:table-cell office:value-type="float" office:value="455.696202531644">
                <text:p>455.696202531644</text:p>
              </table:table-cell>
              <table:table-cell office:value-type="float" office:value="559.705303460019">
                <text:p>559.7053034600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.5833333333333">
                <text:p>38.5833333333333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555.812370775628">
                <text:p>555.812370775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6">
                <text:p>40.6</text:p>
              </table:table-cell>
              <table:table-cell office:value-type="float" office:value="297.520661157025">
                <text:p>297.520661157025</text:p>
              </table:table-cell>
              <table:table-cell office:value-type="float" office:value="547.740754850047">
                <text:p>547.740754850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545.884564899636">
                <text:p>545.884564899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0666666666667">
                <text:p>43.0666666666667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544.137562593367">
                <text:p>544.137562593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0833333333333">
                <text:p>44.0833333333333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545.452601788592">
                <text:p>545.452601788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.7166666666667">
                <text:p>46.7166666666667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536.630254551848">
                <text:p>536.630254551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.1">
                <text:p>48.1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533.849300097988">
                <text:p>533.8493000979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.5833333333333">
                <text:p>48.5833333333333</text:p>
              </table:table-cell>
              <table:table-cell office:value-type="float" office:value="1241.37931034483">
                <text:p>1241.37931034483</text:p>
              </table:table-cell>
              <table:table-cell office:value-type="float" office:value="552.468510893958">
                <text:p>552.468510893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.6">
                <text:p>50.6</text:p>
              </table:table-cell>
              <table:table-cell office:value-type="float" office:value="297.520661157025">
                <text:p>297.520661157025</text:p>
              </table:table-cell>
              <table:table-cell office:value-type="float" office:value="545.931386541729">
                <text:p>545.931386541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.1333333333333">
                <text:p>51.1333333333333</text:p>
              </table:table-cell>
              <table:table-cell office:value-type="float" office:value="1125">
                <text:p>1125</text:p>
              </table:table-cell>
              <table:table-cell office:value-type="float" office:value="560.408101878186">
                <text:p>560.4081018781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.55">
                <text:p>52.55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557.069597241271">
                <text:p>557.0695972412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6">
                <text:p>53.6</text:p>
              </table:table-cell>
              <table:table-cell office:value-type="float" office:value="571.428571428569">
                <text:p>571.428571428569</text:p>
              </table:table-cell>
              <table:table-cell office:value-type="float" office:value="557.411477579064">
                <text:p>557.411477579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.9666666666667">
                <text:p>55.9666666666667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550.344260118169">
                <text:p>550.3442601181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7666666666667">
                <text:p>57.7666666666667</text:p>
              </table:table-cell>
              <table:table-cell office:value-type="float" office:value="333.333333333334">
                <text:p>333.333333333334</text:p>
              </table:table-cell>
              <table:table-cell office:value-type="float" office:value="545.412193600332">
                <text:p>545.412193600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315.789473684211">
                <text:p>315.789473684211</text:p>
              </table:table-cell>
              <table:table-cell office:value-type="float" office:value="540.309466491085">
                <text:p>540.309466491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719.999999999995">
                <text:p>719.999999999995</text:p>
              </table:table-cell>
              <table:table-cell office:value-type="float" office:value="544.21578243693">
                <text:p>544.21578243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